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Sigmund Freud</text:span> (lahir di Freiberg, <text:a xlink:type="simple" xlink:href="https://id.wikipedia.org/wiki/6_Mei" text:style-name="Internet_20_link" text:visited-style-name="Visited_20_Internet_20_Link">6 Mei</text:a> <text:a xlink:type="simple" xlink:href="https://id.wikipedia.org/wiki/1856" text:style-name="Internet_20_link" text:visited-style-name="Visited_20_Internet_20_Link">1856</text:a> – meninggal di London, <text:a xlink:type="simple" xlink:href="https://id.wikipedia.org/wiki/23_September" text:style-name="Internet_20_link" text:visited-style-name="Visited_20_Internet_20_Link">23 September</text:a> <text:a xlink:type="simple" xlink:href="https://id.wikipedia.org/wiki/1939" text:style-name="Internet_20_link" text:visited-style-name="Visited_20_Internet_20_Link">1939</text:a> pada umur 83 tahun) adalah seorang <text:a xlink:type="simple" xlink:href="https://id.wikipedia.org/wiki/Austria" text:style-name="Internet_20_link" text:visited-style-name="Visited_20_Internet_20_Link">Austria</text:a> keturunan <text:a xlink:type="simple" xlink:href="https://id.wikipedia.org/wiki/Yahudi" text:style-name="Internet_20_link" text:visited-style-name="Visited_20_Internet_20_Link">Yahudi</text:a> dan pendiri <text:a xlink:type="simple" xlink:href="https://id.wikipedia.org/wiki/Psikoanalisis" text:style-name="Internet_20_link" text:visited-style-name="Visited_20_Internet_20_Link">aliran psikoanalisis</text:a> dalam bidang ilmu <text:a xlink:type="simple" xlink:href="https://id.wikipedia.org/wiki/Psikologi" text:style-name="Internet_20_link" text:visited-style-name="Visited_20_Internet_20_Link">psikologi</text:a>.<text:bookmark text:name="cite_ref-Feist_1-0"/><text:a xlink:type="simple" xlink:href="https://id.wikipedia.org/wiki/Sigmund_Freud#cite_note-Feist-1" text:style-name="Internet_20_link" text:visited-style-name="Visited_20_Internet_20_Link">[1]</text:a> Menurut Freud, <text:a xlink:type="simple" xlink:href="https://id.wikipedia.org/wiki/Kehidupan" text:style-name="Internet_20_link" text:visited-style-name="Visited_20_Internet_20_Link">kehidupan</text:a> jiwa memiliki tiga tingkatan kesadaran, yakni sadar (<text:span text:style-name="T2">conscious</text:span>), prasadar (<text:span text:style-name="T2">preconscious</text:span>), dan tak-sadar (<text:span text:style-name="T2">unconscious</text:span>).<text:bookmark text:name="cite_ref-Alwisol_2-0"/><text:a xlink:type="simple" xlink:href="https://id.wikipedia.org/wiki/Sigmund_Freud#cite_note-Alwisol-2" text:style-name="Internet_20_link" text:visited-style-name="Visited_20_Internet_20_Link">[2]</text:a> Konsep dari teori Freud yang paling terkenal adalah tentang adanya alam bawah sadar yang mengendalikan sebagian besar perilaku. Selain itu, dia juga memberikan pernyataan bahwa perilaku manusia didasari pada hasrat seksualitas (<text:span text:style-name="T2">eros</text:span>) yang pada awalnya dirasakan oleh manusia semenjak kecil dari ibunya. </text:p>
      <text:p text:style-name="Text_20_body">Pengalaman seksual dari <text:a xlink:type="simple" xlink:href="https://id.wikipedia.org/wiki/Ibu" text:style-name="Internet_20_link" text:visited-style-name="Visited_20_Internet_20_Link">ibu</text:a> seperti <text:a xlink:type="simple" xlink:href="https://id.wikipedia.org/wiki/Menyusui" text:style-name="Internet_20_link" text:visited-style-name="Visited_20_Internet_20_Link">menyusui</text:a>. Selanjutnya mengalami perkembangannya atau tersublimasi, hingga memunculkan berbagai perilaku lain yang disesuaikan dengan aturan norma masyarakat atau norma ayah. Setelah kolega kerjanya yang bernama Alferd Adler mengungkapkan adanya insting mati di dalam diri manusia, walaupun Freud pada awalnya menolak pernyataan Adler tersebut dengan menyangkalnya habis-habisan. Pada akhirnya Freud menyejajarkan atau tidak menunggalkan insting seksual saja yang ada di dalam diri manusia, tetapi disandingkan dengan insting mati (<text:span text:style-name="T2">Thanatos</text:span>). Walaupun begitu, dia tidak pernah menyinggung bahwa sebetulnya asal teori tersebut mulanya dikemukakan oleh Adler. </text:p>
      <text:p text:style-name="Text_20_body">Freud tertarik dan belajar <text:a xlink:type="simple" xlink:href="https://id.wikipedia.org/wiki/Hipnotis" text:style-name="Internet_20_link" text:visited-style-name="Visited_20_Internet_20_Link">hipnotis</text:a> di Prancis, lalu menggunakannya untuk membantu penderita <text:a xlink:type="simple" xlink:href="https://id.wikipedia.org/wiki/Penyakit_mental" text:style-name="Internet_20_link" text:visited-style-name="Visited_20_Internet_20_Link">penyakit mental</text:a>. Freud kemudian meninggalkan hipnotis setelah ia berhasil menggunakan metode baru untuk menyembuhkan penderita tekanan Psikologis yaitu <text:a xlink:type="simple" xlink:href="https://id.wikipedia.org/wiki/Asosiasi_bebas" text:style-name="Internet_20_link" text:visited-style-name="Visited_20_Internet_20_Link">asosiasi bebas</text:a> dan <text:a xlink:type="simple" xlink:href="https://id.wikipedia.org/w/index.php?title=Analisis_mimpi&amp;action=edit&amp;redlink=1" text:style-name="Internet_20_link" text:visited-style-name="Visited_20_Internet_20_Link">analisis mimpi</text:a>. Dasar terciptanya metode tersebut adalah dari konsep alam bawah sadar, asosiasi bebas adalah metode yang digunakan untuk mengungkap masalah-masalah yang ditekan oleh diri seseorang tetapi terus mendorong keluar secara tidak disadari sehingga menimbulkan permasalahan. Sedangkan Analisis Mimpi, digunakan oleh Freud dari pemahamannya bahwa mimpi merupakan pesan alam bawah sadar yang abstrak terhadap alam sadar, pesan-pesan ini berisi keinginan, ketakutan dan berbagai macam aktivitas emosi lain, hingga aktivitas <text:a xlink:type="simple" xlink:href="https://id.wikipedia.org/wiki/Emosi" text:style-name="Internet_20_link" text:visited-style-name="Visited_20_Internet_20_Link">emosi</text:a> yang sama sekali tidak disadari. Sehingga metode Analisis Mimpi dapat digunakan untuk mengungkap pesan bawah sadar atau permasalahan terpendam, baik berupa hasrat, ketakutan, kekhawatiran, kemarahan yang tidak disadari karena ditekan oleh seseorang. Ketika hal masalah-masalah alam bawah sadar ini telah berhasil diungkap, penyelesaian selanjutnya akan lebih mudah untuk diselesaikan. </text:p>
      <text:p text:style-name="Text_20_body">Hal-hal ini dilakukan untuk mengembangkan sesuatu yang kini dikenal sebagai "obat dengan berbicara". Hal-hal ini menjadi unsur inti psikoanalisis. Freud terutama tertarik pada kondisi yang dulu disebut <text:a xlink:type="simple" xlink:href="https://id.wikipedia.org/w/index.php?title=Histeria&amp;action=edit&amp;redlink=1" text:style-name="Internet_20_link" text:visited-style-name="Visited_20_Internet_20_Link">histeria</text:a> dan sekarang disebut <text:a xlink:type="simple" xlink:href="https://id.wikipedia.org/w/index.php?title=Sindrom_konversi&amp;action=edit&amp;redlink=1" text:style-name="Internet_20_link" text:visited-style-name="Visited_20_Internet_20_Link">sindrom konversi</text:a>. </text:p>
      <text:p text:style-name="Text_20_body">Teori-teori Freud serta caranya mengobati pasien menimbulkan kontroversi di <text:a xlink:type="simple" xlink:href="https://id.wikipedia.org/wiki/Wina" text:style-name="Internet_20_link" text:visited-style-name="Visited_20_Internet_20_Link">Wina</text:a> <text:a xlink:type="simple" xlink:href="https://id.wikipedia.org/wiki/Abad_ke-19" text:style-name="Internet_20_link" text:visited-style-name="Visited_20_Internet_20_Link">abad kesembilan belas</text:a> dan masih diperdebatkan sengit hingga sekarang. Gagasan Freud biasanya dibahas dan dianalisa sebagai karya sastra, filsafat, dan budaya umum, selain sebagai debat yang berketerusan sebagai risalah ilmiah dan kedokteran ini. </text:p>
      <text:p text:style-name="Text_20_body">Freud merupakan tokoh menonjol terkait dengan pendapat-pendapatnya di bidang psikologi. Banyak istilah-istilahnya yang digunakan oleh umum, misalnya: <text:a xlink:type="simple" xlink:href="https://id.wikipedia.org/wiki/Ego" text:style-name="Internet_20_link" text:visited-style-name="Visited_20_Internet_20_Link">ego</text:a>, <text:a xlink:type="simple" xlink:href="https://id.wikipedia.org/w/index.php?title=Super_ego&amp;action=edit&amp;redlink=1" text:style-name="Internet_20_link" text:visited-style-name="Visited_20_Internet_20_Link">super ego</text:a>, dan <text:a xlink:type="simple" xlink:href="https://id.wikipedia.org/wiki/Kompleks_Oedipus" text:style-name="Internet_20_link" text:visited-style-name="Visited_20_Internet_20_Link">kompleks Oedipus</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25:57.972130720</meta:creation-date>
    <dc:date>2019-03-19T15:26:22.933112972</dc:date>
    <meta:editing-duration>PT25S</meta:editing-duration>
    <meta:editing-cycles>1</meta:editing-cycles>
    <meta:document-statistic meta:table-count="0" meta:image-count="0" meta:object-count="0" meta:page-count="1" meta:paragraph-count="6" meta:word-count="428" meta:character-count="3304" meta:non-whitespace-character-count="2875"/>
    <meta:generator>LibreOffice/6.0.3.2$Linux_x86 LibreOffice_project/00m0$Build-2</meta:generator>
  </office:meta>
</office:document-meta>
</file>